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Brodtekst">
      <style:text-properties officeooo:paragraph-rsid="001e5226"/>
    </style:style>
    <style:style style:name="P2" style:family="paragraph" style:parent-style-name="Brodtekst">
      <style:text-properties fo:language="nb" fo:country="NO" fo:font-weight="bold" officeooo:rsid="001e5226" officeooo:paragraph-rsid="001e5226" style:font-weight-asian="bold" style:language-complex="ar" style:country-complex="SA" style:font-weight-complex="bold"/>
    </style:style>
    <style:style style:name="P3" style:family="paragraph" style:parent-style-name="Brodtekst">
      <style:text-properties fo:language="nb" fo:country="NO" fo:font-style="normal" officeooo:paragraph-rsid="001e5226" style:font-style-asian="normal" style:language-complex="ar" style:country-complex="SA" style:font-style-complex="normal"/>
    </style:style>
    <style:style style:name="P4" style:family="paragraph" style:parent-style-name="Brodtekst">
      <style:text-properties fo:font-style="normal" officeooo:paragraph-rsid="001e7968" style:font-style-asian="normal" style:font-style-complex="normal"/>
    </style:style>
    <style:style style:name="P5" style:family="paragraph" style:parent-style-name="Brodtekst">
      <style:text-properties officeooo:paragraph-rsid="001e7968"/>
    </style:style>
    <style:style style:name="P6" style:family="paragraph" style:parent-style-name="Brodtekst">
      <style:paragraph-properties fo:margin-left="0.5in" fo:margin-right="0.6252in" fo:margin-top="0in" fo:margin-bottom="0.1665in" loext:contextual-spacing="false" fo:line-height="150%" fo:text-align="start" style:justify-single-word="false" fo:orphans="2" fo:widows="2" fo:text-indent="0in" style:auto-text-indent="false" style:writing-mode="lr-tb"/>
      <style:text-properties officeooo:paragraph-rsid="001e5226"/>
    </style:style>
    <style:style style:name="P7" style:family="paragraph" style:parent-style-name="Brodtekst">
      <style:paragraph-properties fo:margin-left="0in" fo:margin-right="0in" fo:margin-top="0in" fo:margin-bottom="0.1665in" loext:contextual-spacing="false" fo:line-height="150%" fo:text-align="start" style:justify-single-word="false" fo:orphans="2" fo:widows="2" fo:text-indent="0in" style:auto-text-indent="false" style:writing-mode="lr-tb"/>
      <style:text-properties fo:language="nb" fo:country="NO" fo:font-style="normal" officeooo:paragraph-rsid="001e5226" style:font-style-asian="normal" style:language-complex="ar" style:country-complex="SA" style:font-style-complex="normal"/>
    </style:style>
    <style:style style:name="P8" style:family="paragraph" style:parent-style-name="Brodtekst">
      <style:paragraph-properties fo:margin-left="0in" fo:margin-right="0in" fo:margin-top="0in" fo:margin-bottom="0.1665in" loext:contextual-spacing="false" fo:line-height="150%" fo:text-align="start" style:justify-single-word="false" fo:orphans="2" fo:widows="2" fo:text-indent="0in" style:auto-text-indent="false" style:writing-mode="lr-tb"/>
      <style:text-properties fo:language="nb" fo:country="NO" fo:font-style="normal" officeooo:paragraph-rsid="001e7968" style:font-style-asian="normal" style:language-complex="ar" style:country-complex="SA" style:font-style-complex="normal"/>
    </style:style>
    <style:style style:name="P9" style:family="paragraph" style:parent-style-name="Brodtekst">
      <style:paragraph-properties fo:margin-left="0.5in" fo:margin-right="0.6866in" fo:margin-top="0in" fo:margin-bottom="0.1665in" loext:contextual-spacing="false" fo:line-height="150%" fo:text-align="start" style:justify-single-word="false" fo:orphans="2" fo:widows="2" fo:text-indent="0in" style:auto-text-indent="false" style:writing-mode="lr-tb"/>
      <style:text-properties fo:language="nb" fo:country="NO" fo:font-style="italic" officeooo:paragraph-rsid="001e5226" style:font-style-asian="italic" style:language-complex="ar" style:country-complex="SA" style:font-style-complex="italic"/>
    </style:style>
    <style:style style:name="P10" style:family="paragraph" style:parent-style-name="_32_DUO_5f_Overskrift" style:list-style-name="L1">
      <style:paragraph-properties fo:margin-left="0in" fo:margin-right="0in" fo:text-indent="0in" style:auto-text-indent="false"/>
      <style:text-properties fo:language="nb" fo:country="NO" officeooo:paragraph-rsid="001e7968"/>
    </style:style>
    <style:style style:name="P11" style:family="paragraph" style:parent-style-name="Brodtekst" style:master-page-name="Converted2">
      <style:paragraph-properties fo:margin-top="0in" fo:margin-bottom="0.1665in" loext:contextual-spacing="false" style:page-number="auto"/>
      <style:text-properties fo:font-size="10pt" fo:language="nb" fo:country="NO" style:font-size-asian="10pt" style:font-size-complex="10pt"/>
    </style:style>
    <style:style style:name="P12" style:family="paragraph" style:parent-style-name="Brodtekst">
      <style:text-properties fo:language="nb" fo:country="NO" officeooo:paragraph-rsid="001e7968"/>
    </style:style>
    <style:style style:name="P13" style:family="paragraph" style:parent-style-name="Brodtekst">
      <style:text-properties fo:language="nb" fo:country="NO" fo:font-style="normal" officeooo:paragraph-rsid="001e7968" style:font-style-asian="normal" style:font-style-complex="normal"/>
    </style:style>
    <style:style style:name="P14" style:family="paragraph" style:parent-style-name="Brodtekst">
      <style:text-properties fo:language="nb" fo:country="NO" fo:font-style="italic" officeooo:paragraph-rsid="001e7968" style:font-style-asian="italic" style:font-style-complex="italic"/>
    </style:style>
    <style:style style:name="T1" style:family="text">
      <style:text-properties fo:language="nb" fo:country="NO"/>
    </style:style>
    <style:style style:name="T2" style:family="text">
      <style:text-properties fo:language="nb" fo:country="NO" fo:font-style="normal" style:font-style-asian="normal" style:language-complex="ar" style:country-complex="SA" style:font-style-complex="normal"/>
    </style:style>
    <style:style style:name="T3" style:family="text">
      <style:text-properties fo:language="nb" fo:country="NO" fo:font-style="normal" style:font-style-asian="normal" style:font-style-complex="normal"/>
    </style:style>
    <style:style style:name="T4" style:family="text">
      <style:text-properties fo:language="nb" fo:country="NO" fo:font-style="normal" style:font-style-asian="normal" style:font-style-complex="normal" text:display="none"/>
    </style:style>
    <style:style style:name="T5" style:family="text">
      <style:text-properties fo:language="nb" fo:country="NO" style:language-complex="ar" style:country-complex="SA"/>
    </style:style>
    <style:style style:name="T6" style:family="text">
      <style:text-properties fo:language="nb" fo:country="NO" fo:font-style="italic" style:font-style-asian="italic" style:language-complex="ar" style:country-complex="SA" style:font-style-complex="italic"/>
    </style:style>
    <style:style style:name="T7" style:family="text">
      <style:text-properties fo:language="nb" fo:country="NO" fo:font-style="italic" style:font-style-asian="italic" style:font-style-complex="italic"/>
    </style:style>
    <style:style style:name="T8" style:family="text">
      <style:text-properties fo:language="nb" fo:country="NO" fo:font-style="italic" fo:font-weight="normal" style:font-style-asian="italic" style:font-weight-asian="normal" style:language-complex="ar" style:country-complex="SA" style:font-style-complex="italic" style:font-weight-complex="normal"/>
    </style:style>
    <style:style style:name="T9" style:family="text">
      <style:text-properties fo:language="nb" fo:country="NO" fo:font-style="italic" fo:font-weight="bold" style:font-style-asian="italic" style:font-weight-asian="bold" style:language-complex="ar" style:country-complex="SA" style:font-style-complex="italic" style:font-weight-complex="bold"/>
    </style:style>
    <style:style style:name="T10" style:family="text">
      <style:text-properties fo:color="#000000" fo:language="nb" fo:country="NO" fo:font-style="normal" style:font-style-asian="normal" style:language-complex="ar" style:country-complex="SA" style:font-style-complex="normal"/>
    </style:style>
    <style:style style:name="T11" style:family="text">
      <style:text-properties fo:color="#000000" fo:language="nb" fo:country="NO" fo:font-style="italic" style:font-style-asian="italic" style:language-complex="ar" style:country-complex="SA" style:font-style-complex="italic"/>
    </style:style>
    <style:style style:name="T12" style:family="text">
      <style:text-properties fo:color="#ff0000" fo:language="nb" fo:country="NO"/>
    </style:style>
    <style:style style:name="T13" style:family="text">
      <style:text-properties officeooo:rsid="001f7d77"/>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saksen og digitaliseringsstrategi</text:p>
      <text:p text:style-name="P1"><text:span text:style-name="T5">Hva ville digitaliseringen gjøre med læringen, og hva ville læring i det digitale gjøre med læreren? Usikkerheten omkring disse spørsmålene var forsterket av en offensiv digitaliseringspolitikk som skulle gjøre Norge verdensledende innen utdanningsvitenskap og teknologi. Da Statsråden i kunnskapsdepartementet på den tiden, Torbjørn Røe Isaksen, åpnet et av fagseminarene som fant sted ved utgivelsen av det velkjente ’Ludvigsen-utvalgets’ NOU 2015:8, </text:span><text:span text:style-name="T6">Fremtidens skole: fornyelsen av fag og kompetanser,</text:span><text:span text:style-name="T2"> vektla han derfor både den demokratiske prosessen nasjonalt og potensialet for norsk utdanningsteknologi globalt. </text:span><text:span text:style-name="T10">Isaksen sa selv at han var imponert over hvordan utvalget i sitt arbeid har unngått en lukket prosess der man låser seg inne et par år for å så få en åpenbaring. At utvalget ikke presenterer det som ville vært enda et paradigme skifte, men en fortsettelse på </text:span><text:span text:style-name="T11">Kunnskapsløftet </text:span><text:span text:style-name="T10">reformen fra 2006, hvor funnene kontinuerlig er vært forankret i erfaringene fra sektoren. Dette fremstilles som en måte å holde strategien i sektoren oppdatert slik som vil være nødvendig innen en hver annen sektor. </text:span></text:p>
      <text:p text:style-name="P1"><text:span text:style-name="T2">Den typen offentlighet som jeg som etnograf har tilgang til ved å studere denne typen (demokratiske) prosesser på nett</text:span><text:span text:style-name="Footnote_20_anchor"><text:span text:style-name="T2"><text:note text:id="ftn1" text:note-class="footnote"><text:note-citation>1</text:note-citation><text:note-body><text:p text:style-name="P11"><text:s/>Selv om regjeringens navn og logo var markert på <text:span text:style-name="T13">videon</text:span> <text:span text:style-name="T13">lå det ute på</text:span> lions.no (2015), en frivillig organisasjon jeg aldri tidligere hadde hørt <text:span text:style-name="T13">om</text:span>. <text:span text:style-name="T13">Slik var det</text:span> etnografiske arbeidet <text:span text:style-name="T13">og offentligheten jeg tok del i </text:span>formet av søkemotoren.</text:p></text:note-body></text:note></text:span></text:span><text:span text:style-name="T2"> er en viktig del av denne historien. Evnen statsråden har til å <text:s/>forsikre publikum om at ’ingenting forskutteres’ og at ’rapporten skal leses grundig og være på høring på vanlig måte’ må forståes i sammenheng med kommentarene han har om balansen mellom frihet og ansvar i sektoren. Utvalgets evne til å holde prosessen åpen og samle kunnskap på tvers av sektoren selv ble sett i lys av hvor påfallende de enorme forskjeller blant norske kommuner var når det kommer til å følge opp implementeringen av kunnskapsløftet. Isaksen uttrykker at ’De som sier at kunnskapsløftet har vært implementert, selv bare har tatt der første steget. Jo det har vært implementert nasjonalt, i direktorat og planer og den typer ting. Men drar man rundt på besøk hos norske kommuner så ser man at svært mange av dem så og si ikke har skolepolitikk. De har diskusjon om budsjett og skolestruktur, men ikke om det å utvikle sektoren og profesjonen’. Hvis sektoren og/eller profesjonen skulle gies ansvar så måtte dette være på plass for å forsikre seg om at sektoren og kommunene faktisk benytter seg av det ansvaret. </text:span></text:p>
      <text:p text:style-name="P1"><text:span text:style-name="T5">Denne moderate holdningen til den rasjonelle prosessen reflekteres i regjeringens egen </text:span><text:span text:style-name="T6">Digitaliseringsstrategi for grunnopplæringen 2017-2021 </text:span><text:span text:style-name="T2">(</text:span><text:span text:style-name="T6">Fremtid, fornyelse, og digitalisering</text:span><text:span text:style-name="T2">). Dette dokumentet er på under 30 sider, i motsetning til de 230 sidene Ludvigsen-utvalgets to NOU. Digitaliseringsstrategien bygger på et utdrag fra </text:span><text:span text:style-name="T6">Digital agenda for Norge</text:span><text:span text:style-name="T2"> (et dokument på 210 sider) der ’IKT i grunnopplæring og lærerutdanning’ faller under kapitelet om ’Avansert IKT-</text:span><text:soft-page-break/><text:span text:style-name="T2">kompetanse og -forskning som grunnlag for kunnskapsøkonomien’ under delen om ’IKT-politikk for verdiskaping og deltakelse for alle’. </text:span></text:p>
      <text:p text:style-name="P3">Digitaliseringsstrategien (s.6) for grunnopplæringen sier at:</text:p>
      <text:p text:style-name="P6"><text:span text:style-name="T6">«Regjeringen har i</text:span><text:span text:style-name="T8"> Digital agenda for Norge </text:span><text:span text:style-name="T6">pekt på fem hovedprioriteringer for digitaliseringspolitikken... For grunnopplæringen vil</text:span><text:span text:style-name="T9"> Brukeren i sentrum</text:span><text:span text:style-name="T6"> bety at det skal være elevene og deres kompetansebehov, som er det sentrale utgangspunktet for planleggingen og gjennomføringen av digitaliseringen i skolesektoren. Digital agenda legger vekt på </text:span><text:span text:style-name="T9">Styrket digital kompetanse og deltakelse</text:span><text:span text:style-name="T6">, og det betyr at vi må øke innsatsen for digital kompetanse hos både elever, lærere, andre ansatte i opplæringssektoren og i lærerutdanningene. Målet om </text:span><text:span text:style-name="T9">Effektiv digitalisering av offentlig sektor</text:span><text:span text:style-name="T6"> påvirker hvordan vi prioriterer statlig og kommunal/regional IKT-infrastruktur og systemer for opplæringen. </text:span><text:span text:style-name="T9">Godt personvern og god informasjonssikkerhet</text:span><text:span text:style-name="T6"> har konsekvenser for både innholdet i læreplanene og for forvaltningen av elevenes og lærernes personopplysninger. At </text:span><text:span text:style-name="T9">IKT er en vesentlig innsatsfaktor for innovasjon og produktivitet </text:span><text:span text:style-name="T6">er en av de sentrale begrunnelsene for at opplæringen må se framtidens utfordringer, fornyelsen av opplæringen og digitaliseringen i sammenheng.»</text:span></text:p>
      <text:p text:style-name="P7">Denne kjeden av assosiasjoner, som strekker seg fra ’brukeren i sentrum’ og til ’IKT som innsatsfaktor for innovasjon og produktivitet’, knytter sammen en rekke problemstillinger jeg vil diskutere videre i oppgaven. Jeg vil argumentere for at det ikke er tilfeldig at det starter med brukeren sine behov og ender med innovasjon, siden det nettopp er usikkerhet tilknyttet denne sammenhengen. Denne strategien omhandler digitalisering som separat fra læring. ’Brukeren’ av utdanningstjenester er den samme som brukeren i det digitale brukergrensesnittet. Regjeringens digitaliseringsstrategi i grunnskolen (s.19) sier videre at: </text:p>
      <text:p text:style-name="P9">«Når skolen skal velge digitale læremidler er det... behov for også å vurdere hvordan læremiddelet utnytter det digitale mediets muligheter på ulike måter. Nye teknologier og bruk av store datamengder åpner for nye muligheter for adaptive læremidler og læringsanalyse, men krever også økt oppmerksomhet om kvalitet, etikk, personvern og informasjonssikkerhet. For lærere vil det være særlig utfordrende å vurdere hvilke forhåndsdefinerte valg som gjøres i et adaptivt læremiddel, for eksempel hva som måles, hvilket elev- og læringssyn som legges til grunn og hva slags oppgaver og lærestoff som blir tilgjengelig for hvilke elever.»</text:p>
      <text:p text:style-name="P7"><text:soft-page-break/>Offentligheten som er tilknyttet denne typen læremidler sies altså å ha et behov for en form for objektivitet som det virker vanskelig å oppnå innen for skolens tradisjonelle rammer. Det er denne typen behov/kontrovers som Ludvigsen-utvalgets NOU griper inn i. </text:p>
      <text:p text:style-name="P7"/>
      <text:p text:style-name="P7"/>
      <text:list xml:id="list3938909825" text:style-name="L1">
        <text:list-item>
          <text:h text:style-name="P10" text:outline-level="2">Isaksen representasjon: deltagelse og demokrati</text:h>
        </text:list-item>
      </text:list>
      <text:p text:style-name="P12">Når statsråden i kunnskapsdepartementet, Torbjørn Røe Isaksen, åpnet fagseminaret om Ludvigsen-utvalgets utredning av det de kaller ’kunnskapsskolen’ er det ikke noe problem å overvære denne seansen via nett-TV fire år senere (Lions, 2015). Seansen er publisert via regjeringen.no, hvor av navnet er markert på skjermen sammen med regjeringens logo (løven). Likevel finner jeg dette opptaket på lions.no. En frivillig organisasjon jeg aldri tidligere hadde hørt om før google dirigerte meg til videon de hadde lagt ut på sitt nyhetsforum. Denne typen referanser tydeliggjør hvordan dette etnografiske arbeidet noen ganger har ligget på kanten av det konvensjonelle. Hvordan det har vært formet av, og former seg etter, søkemotorene og web 2.0 teknologi (det som på under en bred definisjon kan defineres som sosiale medier). </text:p>
      <text:p text:style-name="P5"><text:span text:style-name="T1">Denne typen medier observerer jeg at brukes i stadig større grad. Først så jeg at arbeidet med å fornye læreplanene frem mot 2020 </text:span><text:span text:style-name="T3">samskapes med en ny form for promotering og aktiv tilstedeværelse på nett. Fagfornyelsen har en egen hjemmeside på </text:span><text:a xlink:type="simple" xlink:href="http://www.udir.no/fagfornyelsen" text:style-name="ListLabel_20_3" text:visited-style-name="ListLabel_20_3"><text:span text:style-name="Internet_20_link"><text:span text:style-name="T4">www.udir.no/fagfornyelsen</text:span></text:span></text:a><text:span text:style-name="T3">, som har vært godt synlig på direktoratets hjemmeside, samt i google-søk rettet mot de to NOU ledet av Ludvigsen. Her står det at fagene skal gjøres mer relevante for fremtiden. Måten som UDIR sine nettsider medierer skolepolitikken i Norge var noe av det som hadde gjort at jeg fattet en interesse for digitaliseringen av skolen da jeg selv arbeidet som lærer i ungdomsskolen. Den aktive tilstedeværelsen på nett forteller derfor en viktig historie om disse institusjonene sine relasjon til den offentlige debatten – dens ’PR’ – og måten som prosessen </text:span><text:span text:style-name="T7">blir </text:span><text:span text:style-name="T3">demokratisk, mens saken forblir teknisk. </text:span></text:p>
      <text:p text:style-name="P13"><text:s text:c="2"/>Asdal har vist at NOU løfter visse ting frem i offentligheten, gjør dem til saker for politisk styring, og samtidig samskaper forvalgningsområder, teknologier, og markeder...</text:p>
      <text:p text:style-name="P4"/>
      <text:p text:style-name="P5"><text:span text:style-name="T1">Som statsråden sier er det vanlig at han åpner denne typen diskusjonsforum, før de virkelig interessante innleggende kommer og han flyr av sted til et annet møte. Skal man prøve å forstå </text:span><text:soft-page-break/><text:span text:style-name="T1">denne typen praksis ut ifra hva denne estetikken betyr for denne videon sin tilhørighet i en sjanger av dokumentasjon så kan vi forstå statsrådens ord og tilstedeværelse som viktig for den offentlige utredningen sin demokratiske legitimitet. </text:span><text:span text:style-name="T12">Isaksen sier selv at det han er imponert over hvordan utvalget i sitt arbeid har unngått en lukket prosess der man låser seg inne et par år for å så få en åpenbaring. At utvalget ikke presenterer det som ville vært enda et paradigme skifte, men en fortsettelse på kunnskapsløftet hvor funnene er kontinuerlig er vært forankret i erfaringene fra sektoren.</text:span><text:span text:style-name="T1"> Dette fremstilles som en måte å holde strategien i sektoren oppdatert slik som vil være nødvendig innen en hver annen sektor. </text:span></text:p>
      <text:p text:style-name="P12">Utover dette bruker Isaksen denne anledningen til å fortelle en litt artig historie om måten arbeidet i skolen likevel skiller seg fra fortiden. En skoleplakat fra Østre-Toten skolekrets fra 1948 hadde noen svært korte og konsise retningslinjer for hvordan elevene skulle oppføre seg på skolen og hjemme. Den første var ’tilstå straks dersom du har feilet’. Den andre var ’skrem ikke småfuglene’. Og det tredje var ’høflighet koster intet, men utreder meget’. I kontrast så er formålsparagrafene i skolen i dag mye lengre og kompliserte for, som Isaksen sier, å ta innover seg verdens mange komplikasjoner. Likevel er det statsråden vil frem til at hovedforskjellen likevel er at skoleplakaten på den tiden ikke sa noe om det elevene skulle lære. Det som i dag blir ansett som det store spørsmålet og det store skifte i norsk skoledebatt og skolepolitikk. </text:p>
      <text:p text:style-name="P14">(..en friksjon jeg ser går igjen i kontrasten mellom Ludvigsen og Isaksen snakker om fag-kulturer. Ludvigsen legger vekt på at lærerne utarbeider en felles strategi (som kan minne om en demokratisk prosess), mens Isaksen legger vekt på at man beholder sterke fagtradisjoner... ..Særlig ønsker jeg å presentere måten læringsmål har utviklet seg som et grenseobjekt, og hvordan denne forståelsen hjelper oss å se sammenhengen med den grenseinfrastrukturen som binder utdanningssystemets offentligheter og næringslivets private arena sammen.)</text:p>
      <text:p text:style-name="P5"><text:span text:style-name="T1">Det er det denne utredningen har som sin kjerne. Altså hvordan skal skolen oppfylle sitt brede samfunnsmandat; hva skal elevene lære? Dette henger sammen med andre deler av den prosessen som skjer i skolepolitikken, slik som revideringen av den generelle delen av læreplanen slik at den skal henge sammen med de andre læreplanene slik de har vært etter kunnskapsløftet. Isaksen er forsiktig å ikke forskuttere noe som helst, siden ’dette skal leses grundig og være på høring på vanlig måte’, men han sier likevel at de spennende diskusjonene og den nødvendige balanseringen mellom den generelle og de spesifikke læringsplanene ligger i den mye omtalte forskjellen mellom ’overflatelæring’ og ’dybdelæring’. For, som han sier, så ’tenker nok Nordmenn flest at de dårlige resultatene vi har oppnådd på internasjonale målinger gjenspeiler det faktum at vi går mer i dybden - kreative problemløsning, kritisk tenkning osv. - <text:s/>mens de i de asiatiske landene driver mest med </text:span><text:soft-page-break/><text:span text:style-name="T1">repetisjon og gulper opp dette når observatørene kommer. Mens i realiteten er situasjonen nokså motsatt.’</text:span></text:p>
      <text:p text:style-name="P12">Ikke bare har de i de asiatiske landene altså fått med seg de grunnleggende ferdighetene, men også forståelsen av det de har lært. I Norge har man i matematikken for eksempel lært seg formlene og kan få ut et tall, men har ingen god forståelse hvor hva som står der. Dette kaller statsråden en understreking av det at læring også er forståelse, selv om Ludvigsen også har påpekt at dette ikke undergraver verdien av det å øve og å trene. «At man må lære noe også.» ..Det andre er progresjonen; at man ikke trenger å haste seg igjennom alt for å dekke læringsmålene, men at det trenger å være en sammenheng. </text:p>
      <text:p text:style-name="P12">Det er også noen debatter Isaksen gleder seg til å ha fordi de ikke bør bære av sted. Skolen, som i dag har et bredt samfunnsmandat, og det er flere (eller en bred) kompetanser som skolen skal gi. Han referer til at jobben til skolen også er å lære elevene å være kritisk til kilder når de søker på nettet. Men et kompetansebegrep som blir for utflytende kan gå ut over kjernen til fagene. Det er altså lurt av utvalget å snakke om kompetanser i sammenheng med fagene. Kreativitet og kritisk tenkning kan altså ikke være entiteter som svever rundt og over fagene, fordi dette er fryktelig vanskelig for sektoren å forholde seg til. Man skal på den annen side bruke informasjonen fra historietimen til å reflektere kritisk over informasjonen man får. Dette er et viktig prinsipielt valg.</text:p>
      <text:p text:style-name="P12">Det er også mye godt å si om at de at man skal tenke på tvers, samtidig som en fallgruve om man dekomponerer fagmiljøene på skolen. Fagmiljøene knyttet til enkeltfag er assosiert med sterke faglærere som har ansvar for et visst fagområde. En god balanse mellom samarbeid fagmiljøene imellom og det å knytte arbeidet til noen bestemte fagtradisjoner og fagarbeid er viktig når regjeringen og sektoren tenker igjennom funnene i dette dokumentet. </text:p>
      <text:p text:style-name="P12">Alle som skal diskutere dette videre må også lese grundig det regjeringen mener med ’sosial kompetanse’. For når man tenker på sosial kompetanse og andre ikke-kognitive ferdigheter så kan det lett ligne på noen diskusjoner i norsk skole for noen titall år siden når fokuset ble flyttet vekk fra læring. Dette skal understøtte læringen. Man må kunne noe for å være kreativ, men selv-disiplin og selv-regulering er det beste eksempelet. Et banalt eksempel er at man må vite når det er man skal sitte stille og når det er riktig å prate og å spørre om råd. </text:p>
      <text:p text:style-name="P5"><text:span text:style-name="T1">En spennende balanse er også hvordan ting ser ut på papiret og hvordan ting blir tatt imot i sektoren. Hva fører det til i praksis. Han har noen ganger brukt de digitale ferdighetene i kunnskapsløftet som eksempel. Mange lærere og skoleeiere har gitt tilbakemelding om at dette er/var et begrep som var litt vanskelig å få grep om. Hva betydde dette? Skal man ha PCer i alle </text:span><text:soft-page-break/><text:span text:style-name="T1">timer og at så mye som mulig skal være digitalt, eller betyr det noe annet? Det at man har gitt ut store dokumenter uten tanke på hvordan det skal slå ut i praksis mener han man må med seg. Og derfor er det at dette ikke er en stor skolereform, slik som kunnskapsløftet eller L94 og 97, viktig. Men at man har innspill til overordnede tanker om de inkrementelle endringene som behøves i en sektor. </text:span></text:p>
      <text:p text:style-name="P8">Isaken bryter til slutt med manuset fra departementet og kommenterer på noe som faller utenfor mandatet til utvalget. Dette er balansen mellom frihet og ansvar i sektoren. Det er påfallende hvor enorme forskjeller det er blant norske kommuner når det kommer til å følge opp implementeringen av kunnskapsløftet. Han vil gå så langt å si at de som sier at kunnskapsløftet har vært implementert selv bare har tatt der første steget. Jo det har vært implementert nasjonalt, i direktorat og planer og den typer ting, men drar man rundt på besøk hos norske kommuner så ser man at svært mange av dem så og si ikke har skolepolitikk. De har diskusjon om budsjett og skolestruktur, men ikke om det å utvikle sektoren og profesjonen. Det er det noen kommuner som har og noen som ikke har. Hvis man skal gi sektoren og/eller profesjonen ansvar så må man ha dette på plass for å sikre seg om at sektoren og kommunene faktisk benytter/bruker seg av det ansvare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b" fo:country="NO"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nb" fo:country="NO"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rodtekst" style:family="paragraph" style:parent-style-name="Standard" style:default-outline-level="">
      <style:paragraph-properties fo:margin-top="0in" fo:margin-bottom="0.1665in" loext:contextual-spacing="false" fo:line-height="150%"/>
      <style:text-properties fo:language="en" fo:country="U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_32_DUO_5f_Overskrift" style:display-name="2DUO_Overskrift" style:family="paragraph" style:parent-style-name="Standard" style:next-style-name="Brodtekst" style:default-outline-level="2" style:list-style-name="">
      <style:paragraph-properties fo:margin-left="0in" fo:margin-right="0in" fo:margin-top="0.3335in" fo:margin-bottom="0.139in" loext:contextual-spacing="false" fo:text-indent="0in" style:auto-text-indent="false"/>
      <style:text-properties style:font-name="Arial" fo:font-family="Arial" style:font-family-generic="roman" style:font-pitch="variable" fo:font-size="18pt" fo:language="en" fo:country="US" fo:font-weight="bold" style:font-size-asian="18pt" style:font-weight-asian="bold" style:font-size-complex="18pt"/>
    </style:style>
    <style:style style:name="Footnote_20_anchor" style:display-name="Footnote anchor" style:family="text">
      <style:text-properties style:text-position="super 58%"/>
    </style:style>
    <style:style style:name="Footnote_20_Symbol" style:display-name="Footnote Symbol" style:family="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3" style:display-name="ListLabel 3" style:family="text">
      <style:text-properties fo:language="nb" fo:country="NO" fo:font-style="normal" style:font-style-asian="normal" style:font-style-complex="normal" text:display="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8:15:32.982491923</meta:creation-date>
    <dc:date>2019-02-03T20:00:19.593702204</dc:date>
    <meta:editing-duration>PT2H4M6S</meta:editing-duration>
    <meta:editing-cycles>3</meta:editing-cycles>
    <meta:generator>LibreOffice/6.0.7.3$Linux_X86_64 LibreOffice_project/00m0$Build-3</meta:generator>
    <meta:document-statistic meta:table-count="0" meta:image-count="0" meta:object-count="0" meta:page-count="6" meta:paragraph-count="24" meta:word-count="2405" meta:character-count="15238" meta:non-whitespace-character-count="12837"/>
  </office:meta>
</office:document-meta>
</file>